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automatic-styles>
    <style:style style:name="Таблица48" style:family="table" style:master-page-name="Титул_20_русский">
      <style:table-properties style:width="13.1cm" style:rel-width="100%" style:page-number="auto" fo:break-before="auto" fo:break-after="auto" table:align="center" style:writing-mode="page"/>
    </style:style>
    <style:style style:name="Таблица48.A" style:family="table-column">
      <style:table-column-properties style:column-width="13.1cm" style:rel-column-width="7371*"/>
    </style:style>
    <style:style style:name="Таблица48.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49" style:family="table" style:master-page-name="Титул_20_английский">
      <style:table-properties style:width="13.1cm" style:rel-width="100%" style:page-number="auto" table:align="center" style:writing-mode="page"/>
    </style:style>
    <style:style style:name="Таблица49.A" style:family="table-column">
      <style:table-column-properties style:column-width="13.1cm" style:rel-column-width="7371*"/>
    </style:style>
    <style:style style:name="Таблица49.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P1" style:family="paragraph" style:parent-style-name="Первая_20_страница">
      <style:paragraph-properties fo:margin-top="0cm" fo:margin-bottom="0cm" loext:contextual-spacing="false" fo:line-height="100%"/>
      <style:text-properties fo:font-size="9pt" officeooo:rsid="01695a52" officeooo:paragraph-rsid="0193a2ec" style:font-size-asian="9pt" style:font-size-complex="9pt"/>
    </style:style>
    <style:style style:name="P2" style:family="paragraph" style:parent-style-name="Первая_20_страница">
      <style:paragraph-properties fo:margin-top="0cm" fo:margin-bottom="0cm" loext:contextual-spacing="false" fo:line-height="100%"/>
      <style:text-properties fo:font-size="9pt" officeooo:rsid="01829447" officeooo:paragraph-rsid="019ccd01" style:font-size-asian="9pt" style:font-size-complex="9pt"/>
    </style:style>
    <style:style style:name="P3"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4"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5" style:family="paragraph" style:parent-style-name="Standard">
      <style:paragraph-properties fo:margin-top="0cm" fo:margin-bottom="0cm" loext:contextual-spacing="false" fo:line-height="100%" fo:text-align="center" style:justify-single-word="false" style:writing-mode="page"/>
      <style:text-properties fo:font-size="9pt" officeooo:rsid="016baf6f" officeooo:paragraph-rsid="01925bed" style:font-size-asian="9pt" style:font-size-complex="9pt"/>
    </style:style>
    <style:style style:name="P6" style:family="paragraph" style:parent-style-name="Standard">
      <style:paragraph-properties fo:margin-top="0cm" fo:margin-bottom="0cm" loext:contextual-spacing="false" fo:line-height="100%" fo:text-align="center" style:justify-single-word="false" style:writing-mode="page"/>
      <style:text-properties fo:font-size="9pt" officeooo:rsid="016baf6f" officeooo:paragraph-rsid="019ccd01" style:font-size-asian="9pt" style:font-size-complex="9pt"/>
    </style:style>
    <style:style style:name="P7" style:family="paragraph" style:parent-style-name="Редколлегия">
      <style:paragraph-properties fo:margin-top="0cm" fo:margin-bottom="0cm" loext:contextual-spacing="false" fo:text-align="justify" style:justify-single-word="false"/>
      <style:text-properties officeooo:rsid="019ccd01" officeooo:paragraph-rsid="019ccd01" style:text-scale="98%"/>
    </style:style>
    <style:style style:name="P8"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P9"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P10" style:family="paragraph" style:parent-style-name="Footer">
      <style:text-properties fo:font-size="8pt" officeooo:rsid="00dbd734" officeooo:paragraph-rsid="01ab73a7" style:font-size-asian="8pt" style:font-size-complex="8pt"/>
    </style:style>
    <style:style style:name="P11"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9e19e1" officeooo:paragraph-rsid="019e19e1" style:font-size-asian="8pt" style:font-style-asian="normal" style:font-size-complex="8pt"/>
    </style:style>
    <style:style style:name="P12"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86b1a1" style:font-size-asian="8pt" style:font-style-asian="normal" style:font-size-complex="8pt"/>
    </style:style>
    <style:style style:name="P1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9e19e1" style:font-size-asian="8pt" style:font-style-asian="normal" style:font-size-complex="8pt"/>
    </style:style>
    <style:style style:name="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a93755" officeooo:paragraph-rsid="01a93755" style:font-size-asian="8pt" style:font-style-asian="normal" style:font-size-complex="8pt"/>
    </style:style>
    <style:style style:name="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a1a2d" officeooo:paragraph-rsid="018a1a2d" style:font-size-asian="8pt" style:font-style-asian="normal" style:font-size-complex="8pt"/>
    </style:style>
    <style:style style:name="P1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17" style:family="paragraph" style:parent-style-name="Text_20_body">
      <loext:graphic-properties draw:fill="none" draw:fill-image-width="0cm" draw:fill-image-height="0cm"/>
      <style:paragraph-properties fo:margin-left="0cm" fo:margin-right="0cm" fo:margin-top="0cm" fo:margin-bottom="0cm" loext:contextual-spacing="false" fo:line-height="0.388cm" fo:text-indent="0c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18"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P19"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P20"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P21"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P22"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P23"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P24"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c08668" style:font-style-asian="normal" style:font-style-complex="normal"/>
    </style:style>
    <style:style style:name="P25"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b379dd" style:font-style-asian="normal" style:font-style-complex="normal"/>
    </style:style>
    <style:style style:name="P26" style:family="paragraph" style:parent-style-name="Standard">
      <style:paragraph-properties fo:line-height="0.49cm" style:writing-mode="page">
        <style:tab-stops/>
      </style:paragraph-properties>
      <style:text-properties style:font-name="Liberation Serif" fo:font-size="12pt" fo:font-weight="bold" officeooo:rsid="018a1a2d" officeooo:paragraph-rsid="018a1a2d" style:font-size-asian="12pt" style:font-weight-asian="bold" style:font-name-complex="Liberation Serif" style:font-size-complex="12pt" style:font-weight-complex="bold"/>
    </style:style>
    <style:style style:name="P27" style:family="paragraph" style:parent-style-name="Standard">
      <style:paragraph-properties fo:line-height="0.49cm" style:writing-mode="page">
        <style:tab-stops/>
      </style:paragraph-properties>
      <style:text-properties style:font-name="Liberation Serif" fo:font-size="12pt" fo:language="en" fo:country="US" fo:font-weight="bold" officeooo:rsid="01ac1623" officeooo:paragraph-rsid="01ac1623" style:font-size-asian="12pt" style:font-weight-asian="bold" style:font-name-complex="Liberation Serif" style:font-size-complex="12pt" style:font-weight-complex="bold"/>
    </style:style>
    <style:style style:name="P28" style:family="paragraph" style:parent-style-name="Standard">
      <style:paragraph-properties fo:line-height="0.847cm"/>
      <style:text-properties fo:font-weight="bold" officeooo:paragraph-rsid="0058f8b8" style:font-weight-asian="bold" style:font-weight-complex="bold"/>
    </style:style>
    <style:style style:name="P29" style:family="paragraph" style:parent-style-name="Standard">
      <style:text-properties officeooo:rsid="0081bba0" officeooo:paragraph-rsid="0081bba0"/>
    </style:style>
    <style:style style:name="P30" style:family="paragraph" style:parent-style-name="Standard">
      <style:paragraph-properties fo:line-height="150%"/>
      <style:text-properties style:font-name="Liberation Serif5" fo:font-size="9pt" officeooo:paragraph-rsid="0058f8b8" style:font-size-asian="9pt" style:font-size-complex="9pt"/>
    </style:style>
    <style:style style:name="P31" style:family="paragraph" style:parent-style-name="Standard">
      <style:text-properties style:font-name="Liberation Serif5" fo:font-size="9pt" officeooo:paragraph-rsid="015db5f0" style:font-size-asian="9pt" style:font-size-complex="9pt"/>
    </style:style>
    <style:style style:name="P32" style:family="paragraph" style:parent-style-name="Standard">
      <style:paragraph-properties fo:line-height="100%"/>
      <style:text-properties style:font-name="Liberation Serif5" fo:font-size="9pt" fo:language="en" fo:country="US" officeooo:rsid="01ac1623" officeooo:paragraph-rsid="01ac1623" style:font-size-asian="9pt" style:font-size-complex="9pt"/>
    </style:style>
    <style:style style:name="P33" style:family="paragraph" style:parent-style-name="Standard">
      <style:paragraph-properties fo:line-height="0.388cm"/>
    </style:style>
    <style:style style:name="P34"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font-name-complex="Liberation Serif"/>
    </style:style>
    <style:style style:name="P35"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font-size-complex="8pt"/>
    </style:style>
    <style:style style:name="P36" style:family="paragraph" style:parent-style-name="Standard">
      <style:paragraph-properties fo:margin-top="0.212cm" fo:margin-bottom="0cm" loext:contextual-spacing="false" fo:line-height="0.388cm"/>
      <style:text-properties fo:font-size="8pt" officeooo:paragraph-rsid="0058f8b8" style:font-size-asian="8pt"/>
    </style:style>
    <style:style style:name="P37" style:family="paragraph" style:parent-style-name="Standard">
      <style:paragraph-properties fo:margin-top="0.212cm" fo:margin-bottom="0cm" loext:contextual-spacing="false" fo:line-height="0.388cm" style:writing-mode="page"/>
      <style:text-properties fo:font-size="9pt" fo:font-style="normal" officeooo:rsid="015c4aa2" officeooo:paragraph-rsid="015c4aa2" style:font-size-asian="9pt" style:font-style-asian="normal" style:font-size-complex="9pt" style:font-style-complex="normal"/>
    </style:style>
    <style:style style:name="P38" style:family="paragraph" style:parent-style-name="Standard">
      <style:paragraph-properties fo:margin-top="0.212cm" fo:margin-bottom="0cm" loext:contextual-spacing="false" fo:line-height="0.388cm" style:writing-mode="page"/>
      <style:text-properties fo:font-size="9pt" fo:font-style="normal" officeooo:rsid="015c4aa2" officeooo:paragraph-rsid="01adf8c8" style:font-size-asian="9pt" style:font-style-asian="normal" style:font-size-complex="9pt" style:font-style-complex="normal"/>
    </style:style>
    <style:style style:name="P39" style:family="paragraph" style:parent-style-name="Информация_20_о_20_журнале">
      <loext:graphic-properties draw:fill="none"/>
      <style:paragraph-properties fo:margin-left="0cm" fo:margin-right="0.15cm" fo:margin-top="0cm" fo:margin-bottom="0cm" loext:contextual-spacing="false" fo:line-height="0.388cm" fo:text-indent="0cm" style:auto-text-indent="false" fo:background-color="transparent" style:writing-mode="page"/>
      <style:text-properties officeooo:paragraph-rsid="019ccd01"/>
    </style:style>
    <style:style style:name="P40" style:family="paragraph" style:parent-style-name="Standard">
      <style:paragraph-properties fo:margin-top="0cm" fo:margin-bottom="0.212cm" loext:contextual-spacing="false" fo:line-height="0.388cm" fo:text-align="start" style:justify-single-word="false"/>
      <style:text-properties style:font-name="Liberation Serif5" fo:font-size="9pt" officeooo:paragraph-rsid="018a89c5" style:font-size-asian="9pt" style:font-size-complex="9pt"/>
    </style:style>
    <style:style style:name="P41" style:family="paragraph" style:parent-style-name="Standard">
      <style:paragraph-properties fo:margin-top="0cm" fo:margin-bottom="0.212cm" loext:contextual-spacing="false" fo:line-height="0.388cm"/>
      <style:text-properties style:font-name="Liberation Serif5" fo:font-size="9pt" fo:font-style="italic" officeooo:paragraph-rsid="0058f8b8" style:font-size-asian="9pt" style:font-style-asian="italic" style:font-name-complex="Liberation Serif" style:font-size-complex="9pt"/>
    </style:style>
    <style:style style:name="P42" style:family="paragraph" style:parent-style-name="Standard">
      <style:paragraph-properties fo:margin-top="0.259cm" fo:margin-bottom="0cm" loext:contextual-spacing="false" fo:line-height="100%" fo:text-align="center" style:justify-single-word="false" style:writing-mode="page"/>
      <style:text-properties fo:text-transform="uppercase" fo:font-size="11pt" fo:font-weight="bold" officeooo:rsid="019ccd01" officeooo:paragraph-rsid="01baa730" style:font-size-asian="11pt" style:font-weight-asian="bold" style:font-size-complex="11pt" style:font-weight-complex="bold"/>
    </style:style>
    <style:style style:name="P43" style:family="paragraph" style:parent-style-name="Standard">
      <style:paragraph-properties fo:margin-top="0.259cm" fo:margin-bottom="0cm" loext:contextual-spacing="false" fo:line-height="100%" fo:text-align="center" style:justify-single-word="false" style:writing-mode="page"/>
      <style:text-properties fo:text-transform="uppercase" fo:font-size="11pt" fo:font-weight="bold" officeooo:paragraph-rsid="01baa730" style:font-size-asian="11pt" style:font-weight-asian="bold" style:font-size-complex="11pt" style:font-weight-complex="bold"/>
    </style:style>
    <style:style style:name="P44" style:family="paragraph" style:parent-style-name="Standard">
      <style:paragraph-properties fo:margin-top="0.27cm" fo:margin-bottom="0.18cm" loext:contextual-spacing="false" fo:line-height="0.617cm" fo:text-align="center" style:justify-single-word="false" style:writing-mode="page"/>
      <style:text-properties fo:font-size="9pt" fo:font-style="normal" fo:font-weight="bold" officeooo:paragraph-rsid="006dabb6" style:font-size-asian="9pt" style:font-style-asian="normal" style:font-weight-asian="bold" style:font-size-complex="9pt" style:font-style-complex="normal" style:font-weight-complex="bold"/>
    </style:style>
    <style:style style:name="P45" style:family="paragraph" style:parent-style-name="Standard">
      <style:paragraph-properties fo:margin-top="0.27cm" fo:margin-bottom="0.18cm" loext:contextual-spacing="false" fo:line-height="0.617cm" fo:text-align="center" style:justify-single-word="false" style:writing-mode="page"/>
      <style:text-properties fo:font-size="9pt" fo:font-style="normal" fo:font-weight="bold" officeooo:paragraph-rsid="019ccd01" style:font-size-asian="9pt" style:font-style-asian="normal" style:font-weight-asian="bold" style:font-size-complex="9pt" style:font-style-complex="normal" style:font-weight-complex="bold"/>
    </style:style>
    <style:style style:name="P46" style:family="paragraph" style:parent-style-name="Информация_20_о_20_журнале">
      <style:paragraph-properties fo:line-height="0.388cm"/>
      <style:text-properties style:text-scale="99%"/>
    </style:style>
    <style:style style:name="P47" style:family="paragraph" style:parent-style-name="Информация_20_о_20_журнале">
      <style:paragraph-properties fo:line-height="0.388cm"/>
      <style:text-properties officeooo:paragraph-rsid="019ccd01" style:text-scale="99%"/>
    </style:style>
    <style:style style:name="P48" style:family="paragraph" style:parent-style-name="Информация_20_о_20_журнале">
      <style:paragraph-properties fo:line-height="0.388cm"/>
    </style:style>
    <style:style style:name="P49" style:family="paragraph" style:parent-style-name="Информация_20_о_20_журнале">
      <style:paragraph-properties fo:line-height="0.388cm"/>
      <style:text-properties officeooo:paragraph-rsid="019ccd01"/>
    </style:style>
    <style:style style:name="P50" style:family="paragraph" style:parent-style-name="Информация_20_о_20_журнале">
      <style:paragraph-properties fo:line-height="0.406cm"/>
    </style:style>
    <style:style style:name="P51" style:family="paragraph" style:parent-style-name="Информация_20_о_20_журнале">
      <style:paragraph-properties fo:line-height="0.406cm"/>
      <style:text-properties officeooo:paragraph-rsid="019ccd01"/>
    </style:style>
    <style:style style:name="P52" style:family="paragraph" style:parent-style-name="Редколлегия">
      <style:paragraph-properties fo:margin-top="0cm" fo:margin-bottom="0.25cm" loext:contextual-spacing="false"/>
      <style:text-properties officeooo:rsid="0194d101" officeooo:paragraph-rsid="0194d101" style:text-scale="96%"/>
    </style:style>
    <style:style style:name="P53" style:family="paragraph" style:parent-style-name="Редколлегия">
      <style:paragraph-properties fo:margin-top="0cm" fo:margin-bottom="0.25cm" loext:contextual-spacing="false" fo:text-align="center" style:justify-single-word="false"/>
      <style:text-properties officeooo:rsid="019ccd01" officeooo:paragraph-rsid="019ccd01" style:text-scale="98%"/>
    </style:style>
    <style:style style:name="P54" style:family="paragraph" style:parent-style-name="Text_20_body">
      <loext:graphic-properties draw:fill="none" draw:fill-image-width="0cm" draw:fill-image-height="0cm"/>
      <style:paragraph-properties fo:margin-left="0cm" fo:margin-right="0cm" fo:margin-top="0cm" fo:margin-bottom="0cm" loext:contextual-spacing="false" fo:line-height="0.388cm" fo:text-indent="0.7c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55" style:family="paragraph" style:parent-style-name="Text_20_body" style:master-page-name="">
      <loext:graphic-properties draw:fill="none" draw:fill-image-width="0cm" draw:fill-image-height="0cm"/>
      <style:paragraph-properties fo:margin-left="0cm" fo:margin-right="0cm" fo:margin-top="0cm" fo:margin-bottom="0cm" loext:contextual-spacing="false" fo:line-height="0.388cm" fo:text-indent="0.7cm" style:auto-text-indent="false" style:page-number="auto" fo:background-color="transparent" style:writing-mode="page"/>
      <style:text-properties style:font-name="Liberation Serif5" fo:font-size="10pt" officeooo:rsid="01afbe36" officeooo:paragraph-rsid="01afbe36" style:font-size-asian="10pt" style:font-size-complex="10pt" style:text-scale="96%"/>
    </style:style>
    <style:style style:name="P56" style:family="paragraph" style:parent-style-name="Text_20_body">
      <loext:graphic-properties draw:fill="none" draw:fill-image-width="0cm" draw:fill-image-height="0cm"/>
      <style:paragraph-properties fo:margin-left="0cm" fo:margin-right="0cm" fo:margin-top="0.199cm" fo:margin-bottom="0.199cm" loext:contextual-spacing="false" fo:line-height="0.388cm" fo:text-indent="0.7cm" style:auto-text-indent="false" fo:background-color="transparent" style:writing-mode="page"/>
      <style:text-properties style:font-name="Liberation Serif5" fo:font-size="10pt" fo:font-weight="bold" officeooo:rsid="01afbe36" officeooo:paragraph-rsid="01afbe36" style:font-size-asian="10pt" style:font-weight-asian="bold" style:font-size-complex="10pt" style:font-weight-complex="bold" style:text-scale="96%"/>
    </style:style>
    <style:style style:name="P57" style:family="paragraph" style:parent-style-name="Standard">
      <loext:graphic-properties draw:fill-image-width="0cm" draw:fill-image-height="0cm"/>
      <style:paragraph-properties fo:margin-top="0.39cm" fo:margin-bottom="0cm" loext:contextual-spacing="false" fo:line-height="100%" fo:text-align="center" style:justify-single-word="false" fo:padding="0c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58" style:family="paragraph" style:parent-style-name="Standard">
      <style:paragraph-properties fo:margin-top="0.55cm" fo:margin-bottom="0cm" loext:contextual-spacing="false" fo:line-height="100%" fo:text-align="center" style:justify-single-word="false" style:writing-mode="page"/>
      <style:text-properties fo:font-size="9pt" fo:font-weight="bold" officeooo:rsid="016baf6f" officeooo:paragraph-rsid="01925bed" style:font-size-asian="9pt" style:font-weight-asian="bold" style:font-size-complex="9pt" style:font-weight-complex="bold"/>
    </style:style>
    <style:style style:name="P59" style:family="paragraph" style:parent-style-name="Standard">
      <style:paragraph-properties fo:margin-top="0.55cm" fo:margin-bottom="0cm" loext:contextual-spacing="false" fo:line-height="100%" fo:text-align="center" style:justify-single-word="false" style:writing-mode="page"/>
      <style:text-properties fo:font-size="9pt" fo:font-weight="bold" officeooo:rsid="016baf6f" officeooo:paragraph-rsid="019ccd01" style:font-size-asian="9pt" style:font-weight-asian="bold" style:font-size-complex="9pt" style:font-weight-complex="bold"/>
    </style:style>
    <style:style style:name="P60" style:family="paragraph" style:parent-style-name="Standard">
      <loext:graphic-properties draw:fill-image-width="0cm" draw:fill-image-height="0cm"/>
      <style:paragraph-properties fo:margin-top="0.25cm" fo:margin-bottom="0.259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30c4b5" officeooo:paragraph-rsid="01baa730"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loext:graphic-properties draw:fill-image-width="0cm" draw:fill-image-height="0cm"/>
      <style:paragraph-properties fo:margin-top="0.4cm" fo:margin-bottom="0cm" loext:contextual-spacing="false" fo:line-height="100%" fo:text-align="center" style:justify-single-word="false" fo:padding="0c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62" style:family="paragraph" style:parent-style-name="Standard">
      <loext:graphic-properties draw:fill-image-width="0cm" draw:fill-image-height="0cm"/>
      <style:paragraph-properties fo:margin-top="0.3cm" fo:margin-bottom="0.25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9ccd01" officeooo:paragraph-rsid="01baa73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Редколлегия" style:master-page-name="">
      <style:paragraph-properties fo:margin-top="0cm" fo:margin-bottom="0.45cm" loext:contextual-spacing="false" style:page-number="auto" fo:padding="0cm" fo:border-left="none" fo:border-right="none" fo:border-top="none" fo:border-bottom="0.06pt solid #000000"/>
      <style:text-properties officeooo:rsid="0194d101" officeooo:paragraph-rsid="0194d101" style:text-scale="96%"/>
    </style:style>
    <style:style style:name="P64" style:family="paragraph" style:parent-style-name="Редколлегия" style:master-page-name="">
      <style:paragraph-properties fo:margin-top="0cm" fo:margin-bottom="0.45cm" loext:contextual-spacing="false" style:page-number="auto" fo:padding="0cm" fo:border-left="none" fo:border-right="none" fo:border-top="none" fo:border-bottom="0.06pt solid #000000"/>
      <style:text-properties officeooo:rsid="0194d101" officeooo:paragraph-rsid="01baa730" style:text-scale="96%"/>
    </style:style>
    <style:style style:name="P65" style:family="paragraph" style:parent-style-name="Standard" style:master-page-name="В_20_номере">
      <loext:graphic-properties draw:fill-image-width="0cm" draw:fill-image-height="0cm"/>
      <style:paragraph-properties fo:margin-top="0cm" fo:margin-bottom="0cm" loext:contextual-spacing="false" fo:line-height="100%" fo:text-align="center" style:justify-single-word="false" style:page-number="auto" fo:break-before="page" fo:padding="0cm" fo:border="none" style:shadow="none" style:writing-mode="page">
        <style:tab-stops/>
      </style:paragraph-properties>
      <style:text-properties fo:font-weight="bold" officeooo:rsid="0152e41d" officeooo:paragraph-rsid="01c704d3" style:font-weight-asian="bold" style:font-weight-complex="bold"/>
    </style:style>
    <style:style style:name="P66" style:family="paragraph" style:parent-style-name="Standard" style:master-page-name="Table_20_of_20_contents">
      <loext:graphic-properties draw:fill-image-width="0cm" draw:fill-image-height="0cm"/>
      <style:paragraph-properties fo:margin-top="0cm" fo:margin-bottom="0cm" loext:contextual-spacing="false" fo:line-height="100%" fo:text-align="center" style:justify-single-word="false" style:page-number="auto" fo:break-before="auto" fo:break-after="auto" fo:padding="0cm" fo:border="none" style:shadow="none" style:writing-mode="page">
        <style:tab-stops/>
      </style:paragraph-properties>
      <style:text-properties fo:font-weight="bold" officeooo:rsid="015998a4" officeooo:paragraph-rsid="01c704d3" style:font-weight-asian="bold" style:font-weight-complex="bold"/>
    </style:style>
    <style:style style:name="P67"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fo:font-size="10pt" officeooo:paragraph-rsid="0058f8b8" style:font-size-asian="10pt" style:font-size-complex="10pt"/>
    </style:style>
    <style:style style:name="P68" style:family="paragraph" style:parent-style-name="Text_20_body" style:master-page-name="Первая_20_страница_20_статьи">
      <style:paragraph-properties style:page-number="auto"/>
      <style:text-properties officeooo:paragraph-rsid="01be8bdd"/>
    </style:style>
    <style:style style:name="P69" style:family="paragraph" style:parent-style-name="Heading_20_2" style:master-page-name="Выпускная_20_страница">
      <style:paragraph-properties fo:margin-top="0cm" fo:margin-bottom="0.3cm" loext:contextual-spacing="false" style:page-number="auto" fo:break-before="page"/>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1925bed" style:font-style-asian="normal" style:font-weight-asian="normal" style:font-style-complex="normal" style:font-weight-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93a2ec"/>
    </style:style>
    <style:style style:name="T8" style:family="text">
      <style:text-properties officeooo:rsid="019e19e1"/>
    </style:style>
    <style:style style:name="T9" style:family="text">
      <style:text-properties officeooo:rsid="01a93755"/>
    </style:style>
    <style:style style:name="T10" style:family="text">
      <style:text-properties officeooo:rsid="01ab73a7"/>
    </style:style>
    <style:style style:name="T11" style:family="text">
      <style:text-properties fo:font-style="italic" style:font-style-asian="italic"/>
    </style:style>
    <style:style style:name="T12" style:family="text">
      <style:text-properties fo:font-style="italic" officeooo:rsid="01925bed" style:font-style-asian="italic" style:font-style-complex="italic"/>
    </style:style>
    <style:style style:name="T13" style:family="text">
      <style:text-properties fo:font-style="italic" style:font-style-asian="italic" style:font-style-complex="italic" style:text-scale="104%"/>
    </style:style>
    <style:style style:name="T14" style:family="text">
      <style:text-properties fo:font-style="italic" style:text-underline-style="none" fo:font-weight="normal" officeooo:rsid="01925bed" style:font-style-asian="italic" style:font-weight-asian="normal" style:font-style-complex="italic" style:font-weight-complex="normal"/>
    </style:style>
    <style:style style:name="T15" style:family="text">
      <style:text-properties fo:language="en" fo:country="US"/>
    </style:style>
    <style:style style:name="T16" style:family="text">
      <style:text-properties fo:font-weight="bold" style:font-weight-asian="bold" style:font-weight-complex="bold"/>
    </style:style>
    <style:style style:name="T17" style:family="text">
      <style:text-properties fo:font-weight="bold" officeooo:rsid="019792f1" style:font-weight-asian="bold" style:font-weight-complex="bold"/>
    </style:style>
    <style:style style:name="T18" style:family="text">
      <style:text-properties fo:font-size="9pt" style:font-size-asian="9pt" style:font-size-complex="9pt"/>
    </style:style>
    <style:style style:name="T19" style:family="text">
      <style:text-properties fo:font-size="9pt" fo:font-style="italic" style:font-size-asian="9pt" style:font-style-asian="italic" style:font-size-complex="9pt" style:font-style-complex="italic"/>
    </style:style>
    <style:style style:name="T20" style:family="text">
      <style:text-properties fo:font-size="9pt" fo:font-style="italic" officeooo:rsid="018a89c5" style:font-size-asian="9pt" style:font-style-asian="italic" style:font-size-complex="9pt" style:font-style-complex="italic"/>
    </style:style>
    <style:style style:name="T21" style:family="text">
      <style:text-properties style:font-name="Liberation Serif" fo:font-size="9pt" fo:font-style="italic" style:font-size-asian="9pt" style:font-style-asian="italic" style:font-name-complex="Liberation Serif" style:font-size-complex="9pt"/>
    </style:style>
    <style:style style:name="T22" style:family="text">
      <style:text-properties style:font-name="Liberation Serif" fo:font-size="9pt" fo:font-style="normal" style:font-size-asian="9pt" style:font-style-asian="normal" style:font-name-complex="Liberation Serif" style:font-size-complex="9pt" style:font-style-complex="normal"/>
    </style:style>
    <style:style style:name="T23" style:family="text">
      <style:text-properties style:font-name="Liberation Serif5" fo:font-size="9pt" fo:font-style="normal" style:font-size-asian="9pt" style:font-style-asian="normal" style:font-name-complex="Liberation Serif" style:font-size-complex="9pt" style:font-style-complex="normal"/>
    </style:style>
    <style:style style:name="T24" style:family="text">
      <style:text-properties style:font-name="Liberation Serif5" fo:font-size="9pt" fo:font-style="italic" style:font-size-asian="9pt" style:font-style-asian="italic" style:font-name-complex="Liberation Serif" style:font-size-complex="9pt"/>
    </style:style>
    <style:style style:name="T25" style:family="text">
      <style:text-properties officeooo:rsid="015c4aa2"/>
    </style:style>
    <style:style style:name="T26" style:family="text">
      <style:text-properties officeooo:rsid="018a89c5"/>
    </style:style>
    <style:style style:name="T27" style:family="text">
      <style:text-properties officeooo:rsid="01925bed"/>
    </style:style>
    <style:style style:name="T28" style:family="text">
      <style:text-properties officeooo:rsid="0195c269"/>
    </style:style>
    <style:style style:name="T29" style:family="text">
      <style:text-properties officeooo:rsid="0195ce39"/>
    </style:style>
    <style:style style:name="T30" style:family="text">
      <style:text-properties style:text-scale="104%"/>
    </style:style>
    <style:style style:name="T31" style:family="text">
      <style:text-properties officeooo:rsid="01adf8c8"/>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48" table:style-name="Таблица48">
        <table:table-column table:style-name="Таблица48.A"/>
        <table:table-row>
          <table:table-cell table:style-name="Таблица48.A1" office:value-type="string">
            <text:p text:style-name="P61">ФИЛОСОФИЯ НАУКИ</text:p>
            <text:p text:style-name="P4">И ТЕХНИКИ</text:p>
            <text:p text:style-name="P43">Научно-теоретический журнал</text:p>
            <text:p text:style-name="P60"><text:variable-set text:name="Год" office:value-type="float" office:value="2016" style:data-style-name="N0">2016</text:variable-set>. Том <text:variable-set text:name="Том" office:value-type="float" office:value="21" style:data-style-name="N0">21</text:variable-set>. <text:span text:style-name="T28">Номер</text:span> <text:variable-set text:name="Номер" office:value-type="float" office:value="2" style:data-style-name="N0">2</text:variable-set></text:p>
          </table:table-cell>
        </table:table-row>
      </table:table>
      <text:p text:style-name="P58"><text:span text:style-name="T2">Главный редактор </text:span><text:span text:style-name="T3">– </text:span><text:span text:style-name="T14">В.А. Лекторский</text:span><text:span text:style-name="T4"> </text:span><text:span text:style-name="T3">(Институт философии РАН, Россия)</text:span></text:p>
      <text:p text:style-name="P5"><text:span text:style-name="T16">Зам. главного редактора</text:span> – <text:span text:style-name="T12">В.Г. Горохов</text:span> (Институт философии РАН, Россия)</text:p>
      <text:p text:style-name="P5"><text:span text:style-name="T16">Ответственный секретарь</text:span> – <text:span text:style-name="T12">Е.О. Труфанова</text:span><text:span text:style-name="T27"> </text:span>(Институт философии РАН, Россия)</text:p>
      <text:p text:style-name="P44">Редакционная коллегия</text:p>
      <text:p text:style-name="P52">Эвандро Агацци (Университет Панамерикана, Мексика), Ань Цинянь (Китайский Народный Университет в Пекине, Китай), В.И. Аршинов (Институт философии РАН, Россия), Н.Г. Багдасарьян (МГТУ им. Н.Э. Баумана, Россия), В.А. Бажанов (Ульяновский государственный университет, Россия), Ф.Н. Блюхер (Институт философии РАН, Россия), Дэвид Бэкхёрст (Университет Куинс г. Кингстон, Канада), Михаэль Декер (Институт оценки техники и системного анализа Института технологий г. Карлсруэ, Германия), А.С. Карпенко (Институт философии РАН, Россия), И.Т. Касавин (Институт философии РАН, Россия), Ханс Ленк (Институт философии Института технологий г. Карлсруэ, Германия), В.В. Миронов (МГУ им. М.В. Ломоносова, Россия), Илькка Нийнилуото (Университет Хельсинки, Финляндия), Г.М. Пурынычева (Поволжский государственный технологический университет г. Йошкар-Ола, Россия), Том Рокмор (Университет Пекина, Китай), А.Ю. Севальников (Институт философии РАН, Россия), Н.М. Смирнова (Институт философии РАН, Россия), Ю.В. Хен (Институт философии РАН, Россия), В.В. Чешев (Томский государственный университет, Россия), А.Ф. Яковлева (Институт философии РАН, Россия)</text:p>
      <text:p text:style-name="P63"/>
      <text:p text:style-name="P48"><text:span text:style-name="T16">Учредитель</text:span><text:span text:style-name="T17"> и издатель</text:span> Федеральное государственное бюджетное учреждение науки Институт философии Российской академии наук</text:p>
      <text:p text:style-name="P48"><text:span text:style-name="T16">Периодичность: </text:span>2 раза в год.</text:p>
      <text:p text:style-name="P48">Выходит с 1995 г. под названием «Философия науки» (ISSN 2225-9783), с 2015 г. под названием «Философия науки и техники» (ISSN 2413-9084)</text:p>
      <text:p text:style-name="P50"><text:span text:style-name="T16">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29">№</text:span> <text:span text:style-name="T29">ФС77-60065</text:span> от <text:span text:style-name="T29">10 декабря</text:span> 201<text:span text:style-name="T29">4</text:span> г.</text:p>
      <text:p text:style-name="P48"><text:span text:style-name="T16">Подписной индекс</text:span> в Объединенном каталоге «Пресса России» – 9411<text:span text:style-name="T29">7</text:span></text:p>
      <text:p text:style-name="P48"><text:span text:style-name="T16">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48">Публикуемые материалы прошли процедуру рецензирования и экспертного отбора</text:p>
      <text:p text:style-name="P46"><text:span text:style-name="T16">Адрес редакции:</text:span> Российская Федерация, 109240, г. Москва, ул. Гончарная, д. 12, стр. 1, оф. 310</text:p>
      <text:p text:style-name="P49">Тел.: +7 (495) 697-93-93; e-mail: phil.science.and.technology@gmail.com; сайт: <text:a xlink:type="simple" xlink:href="http://iph.ras.ru/" text:style-name="Internet_20_link" text:visited-style-name="Visited_20_Internet_20_Link">http://iph.ras.ru/</text:a> phscitech.htm</text:p>
      <table:table table:name="Таблица49" table:style-name="Таблица49">
        <table:table-column table:style-name="Таблица49.A"/>
        <table:table-row>
          <table:table-cell table:style-name="Таблица49.A1" office:value-type="string">
            <text:p text:style-name="P57">PHILOSOPHY OF SCIENCE</text:p>
            <text:p text:style-name="P3">AND TECHNOLOGY</text:p>
            <text:p text:style-name="P42">(FILOSOFIYA NAUKI I TEKHNIKI)</text:p>
            <text:p text:style-name="P62"><text:variable-get text:name="Год" style:data-style-name="N0">2016</text:variable-get>. Volume <text:variable-get text:name="Том" style:data-style-name="N0">21</text:variable-get>. Number <text:variable-get text:name="Номер" style:data-style-name="N0">2</text:variable-get></text:p>
          </table:table-cell>
        </table:table-row>
      </table:table>
      <text:p text:style-name="P59"><text:span text:style-name="T2">Главный редактор </text:span><text:span text:style-name="T3">– </text:span><text:span text:style-name="T14">В.А. Лекторский</text:span><text:span text:style-name="T4"> </text:span><text:span text:style-name="T3">(Институт философии РАН, Россия)</text:span></text:p>
      <text:p text:style-name="P6"><text:span text:style-name="T16">Зам. главного редактора</text:span> – <text:span text:style-name="T12">В.Г. Горохов</text:span> (Институт философии РАН, Россия)</text:p>
      <text:p text:style-name="P6"><text:span text:style-name="T16">Ответственный секретарь</text:span> – <text:span text:style-name="T12">Е.О. Труфанова</text:span><text:span text:style-name="T27"> </text:span>(Институт философии РАН, Россия)</text:p>
      <text:p text:style-name="P45">Редакционная коллегия</text:p>
      <text:p text:style-name="P7">Evandro Agazzi (Universidad Panamericana, Mexico), An Qinian (People’s university of China, China), Vladimir Arshinov (RAS Institute of Philosophy, Russia), Nadezhda Bagdasaryan (Bauman Moscow State Technical University, Russia), Valentin Bazhanov (Ulyanovsk State University, Russia), Fyodor Blukher (RAS Institute of Philosophy, Russia), David Bakhurst (Queen’s University, Canada), Michael Decker (Institute for Technology Assessment and Systems Analysis, Karlsruhe Institute of Technology, Germany), Ilya Kassavin (RAS Institute of Philosophy, Russia), Alexander Karpenko (RAS Institute of Philosophy, Russia), Hans Lenk (Institute of Philosophy of the Karlsruhe Institute of Technology, Germany), Vladimir Mironov (Lomonosov Moscow State University, Russia), Ilkka Niiniluoto (University of Helsinki, Finland), Galina Purynycheva (Volga State University of Technology, Russia), Tom Rockmore (Peking University, China), Andrei Sevalnikov (RAS Institute of Philosophy, Russia), Natalia Smirnova (RAS Institute of Philosophy, Russia), Vladislav Cheshev (National Research Tomsk <text:span text:style-name="T30">State University, Russia), Yulia Khen (RAS Institute of Philosophy, Russia), </text:span><text:span text:style-name="T13">Alexandra Yakovleva</text:span></text:p>
      <text:p text:style-name="P53">(RAS Institute of Philosophy, Russia)</text:p>
      <text:p text:style-name="P64"/>
      <text:p text:style-name="P49"><text:span text:style-name="T16">Учредитель</text:span><text:span text:style-name="T17"> и издатель</text:span> Федеральное государственное бюджетное учреждение науки Институт философии Российской академии наук</text:p>
      <text:p text:style-name="P49"><text:span text:style-name="T16">Периодичность: </text:span>2 раза в год.</text:p>
      <text:p text:style-name="P49">Выходит с 1995 г. под названием «Философия науки» (ISSN 2225-9783), с 2015 г. под названием «Философия науки и техники» (ISSN 2413-9084)</text:p>
      <text:p text:style-name="P51"><text:span text:style-name="T16">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29">№</text:span> <text:span text:style-name="T29">ФС77-60065</text:span> от <text:span text:style-name="T29">10 декабря</text:span> 201<text:span text:style-name="T29">4</text:span> г.</text:p>
      <text:p text:style-name="P49"><text:span text:style-name="T16">Подписной индекс</text:span> в Объединенном каталоге «Пресса России» – 9411<text:span text:style-name="T29">7</text:span></text:p>
      <text:p text:style-name="P49"><text:span text:style-name="T16">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49">Публикуемые материалы прошли процедуру рецензирования и экспертного отбора</text:p>
      <text:p text:style-name="P47"><text:span text:style-name="T16">Адрес редакции:</text:span> Российская Федерация, 109240, г. Москва, ул. Гончарная, д. 12, стр. 1, оф. 310</text:p>
      <text:p text:style-name="P39">Тел.: +7 (495) 697-93-93; e-mail: phil.science.and.technology@gmail.com; сайт: <text:a xlink:type="simple" xlink:href="http://iph.ras.ru/" text:style-name="Internet_20_link" text:visited-style-name="Visited_20_Internet_20_Link">http://iph.ras.ru/</text:a> phscitech.htm</text:p>
      <text:p text:style-name="P29"/>
      <text:p text:style-name="P65">СОДЕРЖАНИЕ</text:p>
      <text:p text:style-name="P66">TABLE OF CONTENTS</text:p>
      <text:p text:style-name="P68"/>
      <text:p text:style-name="P67">Научно-теоретический журнал</text:p>
      <text:p text:style-name="P28"/>
      <text:p text:style-name="P27">Философия науки и техники</text:p>
      <text:p text:style-name="P26"><text:variable-get text:name="Год" style:data-style-name="N0">2016</text:variable-get>. Том <text:variable-get text:name="Том" style:data-style-name="N0">21</text:variable-get>. Номер <text:variable-get text:name="Номер" style:data-style-name="N0">2</text:variable-get></text:p>
      <text:p text:style-name="P34"/>
      <text:p text:style-name="P37"><text:span text:style-name="T16">Учредитель и издатель: </text:span>Федеральное государственное бюджетное учреждение науки Институт философии Российской академии наук</text:p>
      <text:p text:style-name="P37"/>
      <text:p text:style-name="P38">Свидетельство о регистрации СМИ: ПИ <text:span text:style-name="T31">№ ФС77-60065 от 10.12.2014 г.</text:span></text:p>
      <text:p text:style-name="P36"/>
      <text:p text:style-name="Standard"><text:span text:style-name="T18">Главный редактор </text:span><text:span text:style-name="T20">А.А. Гусейнов</text:span></text:p>
      <text:p text:style-name="Standard"><text:span text:style-name="T18">Ответственный секретарь</text:span><text:span text:style-name="T19"> О.В. Артемьева</text:span></text:p>
      <text:p text:style-name="Standard"><text:span text:style-name="T18">Научный редактор </text:span><text:span text:style-name="T20">А.В. Прокофьев</text:span></text:p>
      <text:p text:style-name="Standard"><text:span text:style-name="T18">Зав. редакцией </text:span><text:span text:style-name="T20">М.А. Корзо</text:span></text:p>
      <text:p text:style-name="Standard"><text:span text:style-name="T18">Редактор </text:span><text:span text:style-name="T20">Р.С. Платонов</text:span></text:p>
      <text:p text:style-name="P35"/>
      <text:p text:style-name="P33"><text:span text:style-name="T22">Художники: </text:span><text:span text:style-name="T21">О.О. Петина, Ю.А. Аношина</text:span></text:p>
      <text:p text:style-name="P33"><text:span text:style-name="T22">Технический редактор </text:span><text:span text:style-name="T21">Ю.А. Аношина</text:span></text:p>
      <text:p text:style-name="P33"><text:span text:style-name="T22">Корре</text:span><text:span text:style-name="T23">ктор </text:span><text:span text:style-name="T24">И.А. Мальцева</text:span></text:p>
      <text:p text:style-name="P41"/>
      <text:p text:style-name="P40">Подписано в печать с оригинал-макета 00.05.16.<text:line-break/>Формат 70х10<text:span text:style-name="T26">0</text:span> 1/16. Печать офсетная. Гарнитура <text:span text:style-name="T15">Times</text:span> <text:span text:style-name="T15">New</text:span> <text:span text:style-name="T15">Roman</text:span>.<text:line-break/>Усл. печ. л. <text:span text:style-name="T25">12</text:span><text:span text:style-name="T15">,</text:span>0<text:span text:style-name="T15">0</text:span>. Уч.-изд. л.<text:span text:style-name="T26">14,46</text:span>. Тираж 1 000 экз. Заказ № <text:span text:style-name="T25">25</text:span>.</text:p>
      <text:p text:style-name="P40"/>
      <text:p text:style-name="Standard">Оригинал-макет изготовлен в Институте философии РАН<text:line-break/>Компьютерная верстка: <text:span text:style-name="T11">Ю.А. Аношина</text:span></text:p>
      <text:p text:style-name="P30"/>
      <text:p text:style-name="P30">Отпечатано в ЦОП Института философии РАН<text:line-break/>109240, г. Москва, ул. Гончарная, д. 12, стр. 1</text:p>
      <text:p text:style-name="P31"/>
      <text:p text:style-name="P32">Информацию о журнале «Философия науки и техники» см. на сайте:</text:p>
      <text:p text:style-name="P32">http://iph.ras.ru/phscitech.htm</text:p>
      <text:h text:style-name="P69" text:outline-level="2">Информация для авторов</text:h>
      <text:p text:style-name="P55">Журнал «Философия науки и техники» является периодическим изданием, выходящим два раза в год и ориентированным на профессиональную аудиторию. Задача журнала публикация результатов исследований в области философии науки и техники, эпистемологии, философии когнитивных наук. Журнал является прямым продолжением ежегодника «Философия науки», издававшегося Институтом философии РАН с 1995 г.</text:p>
      <text:p text:style-name="P54">Журнал включен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4">Журнал приглашает к сотрудничеству авторов, работающих в данных областях философии. Публикуются научные статьи и переводы статей, обзоры научных мероприятий и актуальной литературы, рецензии на книги. Языки публикаций: русский и английский.</text:p>
      <text:p text:style-name="P56">Основные тематические направления журнала:</text:p>
      <text:p text:style-name="P54">1. Общие проблемы эпистемологии, философии науки и техники.</text:p>
      <text:p text:style-name="P54">2. Историческая эпистемология науки и техники.</text:p>
      <text:p text:style-name="P54">3. Проблемы конвергенции естественнонаучного и социогуманитарного знания.</text:p>
      <text:p text:style-name="P54">4. Методологические проблемы естественных, социо-гуманитарных и технических наук.</text:p>
      <text:p text:style-name="P54">5. Философские проблемы современной технонауки и конвергентных технологий.</text:p>
      <text:p text:style-name="P54">6. Этика науки и техники.</text:p>
      <text:p text:style-name="P54">7. Социально-философские проблемы науки и техники.</text:p>
      <text:p text:style-name="P54">8. Эпистемология когнитивных наук.</text:p>
      <text:p text:style-name="P54">Научные статьи и переводы статей: 0,75–1,2 а.л. (включая сноски, списки литературы и аннотации).</text:p>
      <text:p text:style-name="P54">Рецензии и обзоры: до 0,5 а.л. Для рецензии также требуется аннотация.</text:p>
      <text:p text:style-name="P54">(1 а.л. – 40 000 знаков, включая пробелы и сноски).</text:p>
      <text:p text:style-name="P54">Автор гарантирует, что текст не был опубликован ранее и не сдан в другое издание. Ссылка на «Философию науки и техник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P54">Рукописи принимаются в электронном виде в формате MS Word по адресу электронной почты редакции: phil.science.and.technology@gmail.com.</text:p>
      <text:p text:style-name="P54">С правилами оформления статей можно ознакомиться на сайте журнала. Статьи, не оформленные по указанным правилам, рассматриваться не будут.</text:p>
      <text:p text:style-name="P54">Редакция принимает решение о публикации текста в соответствии с решениями редколлегии, главного редактора и с оценкой экспертов. Все присланные статьи проходят систему слепого рецензирования, после чего рекомендованные рецензентами статьи обсуждаются и утверждаются на редколлегии. Решение о публикации принимается в течение трех месяцев с момента предоставления рукописи.</text:p>
      <text:p text:style-name="P54">Плата за опубликование рукописей не взимается. Гонорары авторам не выплачиваются.</text:p>
      <text:p text:style-name="P54">Адрес редакции: Российская Федерация, 109240, г. Москва, ул. Гончарная, д. 12, стр. 1, оф. 310. Тел.: +7 (495) 697-93-93; e-mail: phil.science.and.technology@gmail.com;</text:p>
      <text:p text:style-name="P17">сайт: http://iph.ras.ru/phscitech.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101cm" fo:margin-bottom="0.215cm" loext:contextual-spacing="false" fo:text-align="center" style:justify-single-word="false" fo:text-indent="0cm" style:auto-text-indent="false" style:page-number="auto" style:shadow="none" style:writing-mode="pag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1.3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226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441cm" fo:margin-bottom="0.441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41cm" fo:margin-bottom="0.441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03c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text-align="end" style:justify-single-word="false" fo:padding="0.03cm" fo:border="none"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049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master-page-name="">
      <style:paragraph-properties fo:margin-top="0cm" fo:margin-bottom="0.101cm" loext:contextual-spacing="false" fo:line-height="0.349cm" fo:text-align="justify" style:justify-single-word="false" style:page-number="auto" style:writing-mode="page"/>
      <style:text-properties fo:font-size="9pt"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4.7cm" style:type="right" style:leader-style="dotted" style:leader-text="."/>
        </style:tab-stops>
      </style:paragraph-properties>
      <style:text-properties officeooo:rsid="00f7d3b7"/>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0.7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3.1cm" style:rel-width="100%" table:align="center" style:writing-mode="page"/>
    </style:style>
    <style:style style:name="Таблица3.A" style:family="table-column">
      <style:table-column-properties style:column-width="6.549cm" style:rel-column-width="3685*"/>
    </style:style>
    <style:style style:name="Таблица3.B" style:family="table-column">
      <style:table-column-properties style:column-width="6.551cm" style:rel-column-width="3686*"/>
    </style:style>
    <style:style style:name="Таблица3.A1" style:family="table-cell">
      <style:table-cell-properties fo:padding="0cm" fo:border="none"/>
    </style:style>
    <style:style style:name="Таблица4" style:family="table">
      <style:table-properties style:width="13.1cm" style:rel-width="100%" table:align="center" style:writing-mode="page"/>
    </style:style>
    <style:style style:name="Таблица4.A" style:family="table-column">
      <style:table-column-properties style:column-width="6.549cm" style:rel-column-width="3685*"/>
    </style:style>
    <style:style style:name="Таблица4.B" style:family="table-column">
      <style:table-column-properties style:column-width="6.551cm" style:rel-column-width="3686*"/>
    </style:style>
    <style:style style:name="Таблица4.A1" style:family="table-cell">
      <style:table-cell-properties fo:padding="0cm" fo:border="none"/>
    </style:style>
    <style:style style:name="Таблица1" style:family="table">
      <style:table-properties style:rel-width="100%" table:align="center" style:writing-mode="page"/>
    </style:style>
    <style:style style:name="Таблица1.A" style:family="table-column">
      <style:table-column-properties style:rel-column-width="7029*"/>
    </style:style>
    <style:style style:name="Таблица1.B" style:family="table-column">
      <style:table-column-properties style:rel-column-width="342*"/>
    </style:style>
    <style:style style:name="Таблица1.A1" style:family="table-cell">
      <style:table-cell-properties fo:padding-left="0cm" fo:padding-right="0cm" fo:padding-top="0cm" fo:padding-bottom="0.03cm" fo:border-left="none" fo:border-right="none" fo:border-top="none" fo:border-bottom="0.5pt solid #000000"/>
    </style:style>
    <style:style style:name="Таблица8" style:family="table">
      <style:table-properties style:rel-width="100%" table:align="center" style:writing-mode="page"/>
    </style:style>
    <style:style style:name="Таблица8.A" style:family="table-column">
      <style:table-column-properties style:rel-column-width="360*"/>
    </style:style>
    <style:style style:name="Таблица8.B" style:family="table-column">
      <style:table-column-properties style:rel-column-width="6840*"/>
    </style:style>
    <style:style style:name="Таблица8.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3.1cm" style:rel-width="100%" table:align="center" style:writing-mode="page"/>
    </style:style>
    <style:style style:name="Таблица5.A" style:family="table-column">
      <style:table-column-properties style:column-width="6.549cm" style:rel-column-width="3685*"/>
    </style:style>
    <style:style style:name="Таблица5.B" style:family="table-column">
      <style:table-column-properties style:column-width="6.551cm" style:rel-column-width="3686*"/>
    </style:style>
    <style:style style:name="Таблица5.A1" style:family="table-cell">
      <style:table-cell-properties fo:padding="0cm" fo:border="none"/>
    </style:style>
    <style:style style:name="MP1" style:family="paragraph" style:parent-style-name="Первая_20_страница">
      <style:paragraph-properties fo:margin-top="0cm" fo:margin-bottom="0cm" loext:contextual-spacing="false" fo:line-height="100%"/>
      <style:text-properties fo:font-size="9pt" officeooo:rsid="01695a52" officeooo:paragraph-rsid="0193a2ec" style:font-size-asian="9pt" style:font-size-complex="9pt"/>
    </style:style>
    <style:style style:name="MP2"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MP3" style:family="paragraph" style:parent-style-name="Первая_20_страница">
      <style:paragraph-properties fo:margin-top="0cm" fo:margin-bottom="0cm" loext:contextual-spacing="false" fo:line-height="100%"/>
      <style:text-properties fo:font-size="9pt" officeooo:rsid="01829447" officeooo:paragraph-rsid="019ccd01" style:font-size-asian="9pt" style:font-size-complex="9pt"/>
    </style:style>
    <style:style style:name="MP4"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M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9e19e1" officeooo:paragraph-rsid="019e19e1" style:font-size-asian="8pt" style:font-style-asian="normal" style:font-size-complex="8pt"/>
    </style:style>
    <style:style style:name="MP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86b1a1" style:font-size-asian="8pt" style:font-style-asian="normal" style:font-size-complex="8pt"/>
    </style:style>
    <style:style style:name="MP7"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MP8"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MP9"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9e19e1" style:font-size-asian="8pt" style:font-style-asian="normal" style:font-size-complex="8pt"/>
    </style:style>
    <style:style style:name="MP10"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MP11"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c08668" style:font-style-asian="normal" style:font-style-complex="normal"/>
    </style:style>
    <style:style style:name="MP12"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b379dd" style:font-style-asian="normal" style:font-style-complex="normal"/>
    </style:style>
    <style:style style:name="MP1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a93755" officeooo:paragraph-rsid="01a93755" style:font-size-asian="8pt" style:font-style-asian="normal" style:font-size-complex="8pt"/>
    </style:style>
    <style:style style:name="M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a1a2d" officeooo:paragraph-rsid="018a1a2d" style:font-size-asian="8pt" style:font-style-asian="normal" style:font-size-complex="8pt"/>
    </style:style>
    <style:style style:name="M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MP17"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MP18"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MP19" style:family="paragraph" style:parent-style-name="Footer">
      <style:text-properties fo:font-size="8pt" officeooo:rsid="00dbd734" officeooo:paragraph-rsid="01ab73a7"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93a2ec"/>
    </style:style>
    <style:style style:name="MT5" style:family="text">
      <style:text-properties officeooo:rsid="019e19e1"/>
    </style:style>
    <style:style style:name="MT6" style:family="text">
      <style:text-properties officeooo:rsid="01a93755"/>
    </style:style>
    <style:style style:name="MT7" style:family="text">
      <style:text-properties officeooo:rsid="01ab73a7"/>
    </style:style>
    <style:page-layout style:name="Mpm1">
      <style:page-layout-properties fo:page-width="17.5cm" fo:page-height="23.999cm" style:num-format="1" style:print-orientation="portrait" fo:margin-top="1.499cm" fo:margin-bottom="2cm" fo:margin-left="2.2cm" fo:margin-right="2.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17.5cm" fo:page-height="23.999cm" style:num-format="1" style:print-orientation="portrait" fo:margin-top="2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5cm" fo:page-height="23.999cm" style:num-format="1" style:print-orientation="portrait" fo:margin-top="1.199cm" fo:margin-bottom="1.799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7.5cm" fo:page-height="23.999cm" style:num-format="1" style:print-orientation="portrait" fo:margin-top="1.199cm" fo:margin-bottom="1.799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5cm" fo:page-height="23.999cm" style:num-format="1" style:print-orientation="portrait" fo:margin-top="1.199cm" fo:margin-bottom="1.9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6">
      <style:page-layout-properties fo:page-width="17.5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17.5cm" fo:page-height="23.999cm" style:num-format="1" style:print-orientation="portrait" fo:margin-top="1.3cm" fo:margin-bottom="1.7cm" fo:margin-left="2.2cm" fo:margin-right="2.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7.5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17.5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0">
      <style:page-layout-properties fo:page-width="17.5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1">
      <style:page-layout-properties fo:page-width="17.5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17.3cm" fo:page-height="17.5cm" style:num-format="1" style:print-orientation="landscape" fo:margin-top="2.2cm" fo:margin-bottom="2.2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7.5cm" fo:page-height="23.999cm" style:num-format="1" style:print-orientation="portrait" fo:margin-top="1cm" fo:margin-bottom="1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3.999cm" fo:page-height="17.5cm" style:num-format="1" style:print-orientation="landscape" fo:margin-top="2.2cm" fo:margin-bottom="2.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MP3">ISSN 2413-9084</text:p>
      </style:header>
      <style:footer>
        <text:p text:style-name="MP4">© Institute of Philosophy, Russian Academy of Sciences, <text:variable-get text:name="Год" style:data-style-name="N0">2016</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5">Философия науки и техники</text:p>
              <text:p text:style-name="MP6"><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3.A1" office:value-type="string">
              <text:p text:style-name="MP7">Philosophy of Science and Technology</text:p>
              <text:p text:style-name="MP8"><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5">Философия науки и техники</text:p>
              <text:p text:style-name="MP9"><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4.A1" office:value-type="string">
              <text:p text:style-name="MP7">Philosophy of Science and Technology</text:p>
              <text:p text:style-name="MP10"><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style:header>
    </style:master-page>
    <style:master-page style:name="Выпускная_20_страница" style:display-name="Выпускная страница" style:page-layout-name="Mpm7"/>
    <style:master-page style:name="Footnote" style:hidden="true" style:page-layout-name="Mpm8"/>
    <style:master-page style:name="Страница_20_статьи" style:display-name="Страница статьи" style:page-layout-name="Mpm9">
      <style:header>
        <table:table table:name="Таблица1" table:style-name="Таблица1">
          <table:table-column table:style-name="Таблица1.A"/>
          <table:table-column table:style-name="Таблица1.B"/>
          <table:table-row>
            <table:table-cell table:style-name="Таблица1.A1" office:value-type="string">
              <text:p text:style-name="Верхний_20_колонтитул_20_правая_20_страница"/>
            </table:table-cell>
            <table:table-cell table:style-name="Таблица1.A1" office:value-type="string">
              <text:p text:style-name="MP11"><text:page-number text:select-page="current">0</text:page-number></text:p>
            </table:table-cell>
          </table:table-row>
        </table:table>
      </style:header>
      <style:header-left>
        <table:table table:name="Таблица8" table:style-name="Таблица8">
          <table:table-column table:style-name="Таблица8.A"/>
          <table:table-column table:style-name="Таблица8.B"/>
          <table:table-row>
            <table:table-cell table:style-name="Таблица8.A1" office:value-type="string">
              <text:p text:style-name="MP12"><text:page-number text:select-page="current">6</text:page-number></text:p>
            </table:table-cell>
            <table:table-cell table:style-name="Таблица8.A1" office:value-type="string">
              <text:p text:style-name="Верхний_20_колонтитул_20_левая_20_страница"/>
            </table:table-cell>
          </table:table-row>
        </table:table>
      </style:header-left>
    </style:master-page>
    <style:master-page style:name="Первая_20_страница_20_статьи" style:display-name="Первая страница статьи" style:page-layout-name="Mpm10"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3">Философия науки и техники</text:p>
              <text:p text:style-name="MP14"><text:variable-get text:name="Год" style:data-style-name="N0">2016</text:variable-get>. Т. <text:variable-get text:name="Том" style:data-style-name="N0">21</text:variable-get>. № <text:variable-get text:name="Номер" style:data-style-name="N0">2</text:variable-get>. С. <text:page-number text:select-page="current">5</text:page-number>–</text:p>
              <text:p text:style-name="MP15"/>
            </table:table-cell>
            <table:table-cell table:style-name="Таблица5.A1" office:value-type="string">
              <text:p text:style-name="MP16">Philosophy of Science and Technology</text:p>
              <text:p text:style-name="MP17"><text:variable-get text:name="Год" style:data-style-name="N0">2016</text:variable-get>, <text:span text:style-name="MT7">V</text:span>ol. <text:variable-get text:name="Том" style:data-style-name="N0">21</text:variable-get>, <text:span text:style-name="MT7">N</text:span>o. <text:variable-get text:name="Номер" style:data-style-name="N0">2</text:variable-get>, pp. <text:page-number text:select-page="current">5</text:page-number>–</text:p>
              <text:p text:style-name="MP18">DOI: <text:span text:style-name="MT6">10.21146/2413-9084-</text:span><text:variable-get text:name="Год" style:data-style-name="N0">2016</text:variable-get>-<text:variable-get text:name="Том" style:data-style-name="N0">21</text:variable-get>-<text:variable-get text:name="Номер" style:data-style-name="N0">2</text:variable-get>-<text:page-number text:select-page="current">5</text:page-number>-</text:p>
            </table:table-cell>
          </table:table-row>
        </table:table>
      </style:header>
      <style:footer>
        <text:p text:style-name="MP19"/>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0:08:49.243034334</meta:creation-date>
    <meta:generator>LibreOffice/6.1.5.2$Linux_X86_64 LibreOffice_project/90f8dcf33c87b3705e78202e3df5142b201bd805</meta:generator>
    <meta:editing-duration>PT27M17S</meta:editing-duration>
    <meta:editing-cycles>11</meta:editing-cycles>
    <dc:date>2019-04-15T11:49:04.526810545</dc:date>
    <meta:document-statistic meta:table-count="7" meta:image-count="0" meta:object-count="0" meta:page-count="7" meta:paragraph-count="103" meta:word-count="1219" meta:character-count="9559" meta:non-whitespace-character-count="8431"/>
    <meta:template xlink:type="simple" xlink:actuate="onRequest" xlink:title="ФНиТ" xlink:href="../ФНиТ.ott" meta:date="2019-03-28T20:08:47.937292167"/>
  </office:meta>
</office:document-meta>
</file>